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286cm" fo:margin-left="0.318cm" fo:margin-right="0.397cm" table:align="margins" style:writing-mode="lr-tb"/>
    </style:style>
    <style:style style:name="Таблица1.A" style:family="table-column">
      <style:table-column-properties style:column-width="0.877cm" style:rel-column-width="497*"/>
    </style:style>
    <style:style style:name="Таблица1.B" style:family="table-column">
      <style:table-column-properties style:column-width="1.371cm" style:rel-column-width="777*"/>
    </style:style>
    <style:style style:name="Таблица1.C" style:family="table-column">
      <style:table-column-properties style:column-width="1.873cm" style:rel-column-width="1062*"/>
    </style:style>
    <style:style style:name="Таблица1.D" style:family="table-column">
      <style:table-column-properties style:column-width="0.473cm" style:rel-column-width="268*"/>
    </style:style>
    <style:style style:name="Таблица1.E" style:family="table-column">
      <style:table-column-properties style:column-width="4.253cm" style:rel-column-width="2411*"/>
    </style:style>
    <style:style style:name="Таблица1.F" style:family="table-column">
      <style:table-column-properties style:column-width="2.023cm" style:rel-column-width="1147*"/>
    </style:style>
    <style:style style:name="Таблица1.G" style:family="table-column">
      <style:table-column-properties style:column-width="0.635cm" style:rel-column-width="360*"/>
    </style:style>
    <style:style style:name="Таблица1.H" style:family="table-column">
      <style:table-column-properties style:column-width="1.251cm" style:rel-column-width="709*"/>
    </style:style>
    <style:style style:name="Таблица1.I" style:family="table-column">
      <style:table-column-properties style:column-width="0.236cm" style:rel-column-width="134*"/>
    </style:style>
    <style:style style:name="Таблица1.J" style:family="table-column">
      <style:table-column-properties style:column-width="5.295cm" style:rel-column-width="3002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="0.191cm" fo:border="none"/>
    </style:style>
    <style:style style:name="Таблица1.2" style:family="table-row">
      <style:table-row-properties style:min-row-height="0.575cm" style:keep-together="true" fo:keep-together="auto"/>
    </style:style>
    <style:style style:name="Таблица1.3" style:family="table-row">
      <style:table-row-properties style:min-row-height="0.623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E3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5" style:family="table-row">
      <style:table-row-properties style:min-row-height="0.314cm" style:keep-together="true" fo:keep-together="auto"/>
    </style:style>
    <style:style style:name="Таблица1.B5" style:family="table-cell">
      <style:table-cell-properties fo:padding-left="0.191cm" fo:padding-right="0.191cm" fo:padding-top="0cm" fo:padding-bottom="0cm" fo:border="0.002cm solid #000000"/>
    </style:style>
    <style:style style:name="Таблица1.6" style:family="table-row">
      <style:table-row-properties style:min-row-height="0.61cm" style:keep-together="true" fo:keep-together="auto"/>
    </style:style>
    <style:style style:name="Таблица1.7" style:family="table-row">
      <style:table-row-properties style:keep-together="false" fo:keep-together="always"/>
    </style:style>
    <style:style style:name="Таблица1.B7.1" style:family="table-column">
      <style:table-column-properties style:column-width="3.715cm" style:rel-column-width="2106*"/>
    </style:style>
    <style:style style:name="Таблица1.B7.2" style:family="table-column">
      <style:table-column-properties style:column-width="4.343cm" style:rel-column-width="2462*"/>
    </style:style>
    <style:style style:name="Таблица1.B7.3" style:family="table-column">
      <style:table-column-properties style:column-width="1.58cm" style:rel-column-width="896*"/>
    </style:style>
    <style:style style:name="Таблица1.B7.4" style:family="table-column">
      <style:table-column-properties style:column-width="0.633cm" style:rel-column-width="359*"/>
    </style:style>
    <style:style style:name="Таблица1.B7.5" style:family="table-column">
      <style:table-column-properties style:column-width="7.137cm" style:rel-column-width="4046*"/>
    </style:style>
    <style:style style:name="Таблица1.B7.1.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7.2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B7.4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7.1.2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7.2.2" style:family="table-cell">
      <style:table-cell-properties fo:padding-left="0.191cm" fo:padding-right="0.191cm" fo:padding-top="0cm" fo:padding-bottom="0cm" fo:border="none"/>
    </style:style>
    <style:style style:name="Таблица1.B7.5.2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1.B7.1.3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B7.2.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B7.5.3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8" style:family="table-row">
      <style:table-row-properties style:min-row-height="1.018cm" style:keep-together="true" fo:keep-together="auto"/>
    </style:style>
    <style:style style:name="Таблица1.9" style:family="table-row">
      <style:table-row-properties style:min-row-height="2.364cm" style:keep-together="false" fo:keep-together="always"/>
    </style:style>
    <style:style style:name="Таблица1.B9.1" style:family="table-column">
      <style:table-column-properties style:column-width="2.106cm" style:rel-column-width="1194*"/>
    </style:style>
    <style:style style:name="Таблица1.B9.2" style:family="table-column">
      <style:table-column-properties style:column-width="5.951cm" style:rel-column-width="3374*"/>
    </style:style>
    <style:style style:name="Таблица1.B9.1" style:family="table-row">
      <style:table-row-properties style:min-row-height="0.473cm" style:keep-together="false" fo:keep-together="always"/>
    </style:style>
    <style:style style:name="Таблица1.B9.1.1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B9.4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9.3.3" style:family="table-cell">
      <style:table-cell-properties style:vertical-align="bottom" fo:padding-left="0.191cm" fo:padding-right="0.191cm" fo:padding-top="0cm" fo:padding-bottom="0cm" fo:border="none"/>
    </style:style>
    <style:style style:name="Таблица1.B9.5" style:family="table-row">
      <style:table-row-properties style:min-row-height="0.176cm" style:keep-together="false" fo:keep-together="always"/>
    </style:style>
    <style:style style:name="Таблица1.B9.1.5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B10.3" style:family="table-column">
      <style:table-column-properties style:column-width="2.214cm" style:rel-column-width="1255*"/>
    </style:style>
    <style:style style:name="Таблица1.11" style:family="table-row">
      <style:table-row-properties style:min-row-height="0.988cm" style:keep-together="true" fo:keep-together="auto"/>
    </style:style>
    <style:style style:name="Таблица1.B1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12" style:family="table-row">
      <style:table-row-properties style:min-row-height="1.695cm" style:keep-together="true" fo:keep-together="auto"/>
    </style:style>
    <style:style style:name="Таблица1.13" style:family="table-row">
      <style:table-row-properties style:min-row-height="0.785cm" style:keep-together="true" fo:keep-together="auto"/>
    </style:style>
    <style:style style:name="Таблица1.A13" style:family="table-cell" style:data-style-name="N0">
      <style:table-cell-properties fo:padding-left="0.191cm" fo:padding-right="0.191cm" fo:padding-top="0cm" fo:padding-bottom="0cm" fo:border="0.002cm solid #000000"/>
    </style:style>
    <style:style style:name="Таблица1.14" style:family="table-row">
      <style:table-row-properties style:min-row-height="1.7cm" style:keep-together="true" fo:keep-together="auto"/>
    </style:style>
    <style:style style:name="Таблица1.15" style:family="table-row">
      <style:table-row-properties style:min-row-height="0.411cm" style:keep-together="true" fo:keep-together="auto"/>
    </style:style>
    <style:style style:name="Таблица1.I15" style:family="table-cell">
      <style:table-cell-properties style:vertical-align="middle" fo:padding="0.191cm" fo:border="none"/>
    </style:style>
    <style:style style:name="Таблица1.16" style:family="table-row">
      <style:table-row-properties style:min-row-height="0.894cm" style:keep-together="true" fo:keep-together="auto"/>
    </style:style>
    <style:style style:name="Таблица1.F16" style:family="table-cell">
      <style:table-cell-properties fo:padding="0.191cm" fo:border-left="none" fo:border-right="none" fo:border-top="none" fo:border-bottom="0.002cm solid #000000"/>
    </style:style>
    <style:style style:name="Таблица1.I16" style:family="table-cell">
      <style:table-cell-properties style:vertical-align="bottom" fo:padding="0.191cm" fo:border="none"/>
    </style:style>
    <style:style style:name="Таблица1.J16" style:family="table-cell">
      <style:table-cell-properties style:vertical-align="bottom" fo:padding="0.191cm" fo:border-left="none" fo:border-right="none" fo:border-top="none" fo:border-bottom="0.002cm solid #000000"/>
    </style:style>
    <style:style style:name="Таблица1.17" style:family="table-row">
      <style:table-row-properties style:min-row-height="0.319cm" style:keep-together="true" fo:keep-together="auto"/>
    </style:style>
    <style:style style:name="Таблица1.18" style:family="table-row">
      <style:table-row-properties style:min-row-height="0.166cm" style:keep-together="false" fo:keep-together="always"/>
    </style:style>
    <style:style style:name="Таблица1.F18.1" style:family="table-column">
      <style:table-column-properties style:column-width="3.907cm" style:rel-column-width="2215*"/>
    </style:style>
    <style:style style:name="Таблица1.F18.1" style:family="table-row">
      <style:table-row-properties style:min-row-height="0.083cm" style:keep-together="false" fo:keep-together="always"/>
    </style:style>
    <style:style style:name="Таблица1.I18.1" style:family="table-column">
      <style:table-column-properties style:column-width="0.203cm" style:rel-column-width="115*"/>
    </style:style>
    <style:style style:name="Таблица1.I18.2" style:family="table-column">
      <style:table-column-properties style:column-width="5.327cm" style:rel-column-width="3020*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text-position="-27% 100%" fo:font-size="11pt" fo:language="uk" fo:country="UA" style:font-size-asian="11pt" style:font-size-complex="11pt"/>
    </style:style>
    <style:style style:name="P4" style:family="paragraph" style:parent-style-name="Standard">
      <style:text-properties style:text-position="-27% 100%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text-position="-27% 100%" fo:font-size="11pt" fo:language="en" fo:country="US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language="uk" fo:country="UA" style:font-size-asian="11pt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language="en" fo:country="US" style:font-size-asian="11pt" style:font-size-complex="11pt"/>
    </style:style>
    <style:style style:name="P12" style:family="paragraph" style:parent-style-name="Standard">
      <style:text-properties fo:font-size="9pt" fo:language="uk" fo:country="UA" fo:font-weight="bold" style:font-size-asian="9pt" style:font-weight-asian="bold" style:font-size-complex="9pt" style:font-weight-complex="bold"/>
    </style:style>
    <style:style style:name="P1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20" style:family="paragraph" style:parent-style-name="Standard">
      <style:text-properties fo:font-size="11pt" fo:language="uk" fo:country="UA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fo:language="uk" fo:country="UA" style:font-size-asian="11pt" style:font-size-complex="11pt"/>
    </style:style>
    <style:style style:name="P23" style:family="paragraph" style:parent-style-name="Standard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style:text-position="-27% 100%" fo:font-size="6pt" fo:language="uk" fo:country="UA" style:font-size-asian="6pt" style:font-size-complex="6pt"/>
    </style:style>
    <style:style style:name="P25" style:family="paragraph" style:parent-style-name="Standard">
      <style:text-properties fo:font-size="10pt" fo:language="uk" fo:country="UA" style:font-size-asian="10pt" style:font-size-complex="10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10pt" fo:language="en" fo:country="US" style:font-size-asian="10pt" style:font-size-complex="10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5" style:family="text">
      <style:text-properties fo:font-size="11pt" fo:language="uk" fo:country="UA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text-position="-27% 100%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" style:family="text">
      <style:text-properties style:text-position="-27% 100%" fo:font-size="11pt" fo:language="uk" fo:country="UA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" style:family="text">
      <style:text-properties style:text-position="-27% 100%" fo:font-size="11pt" fo:language="uk" fo:country="UA" style:font-size-asian="11pt" style:font-size-complex="11pt"/>
    </style:style>
    <style:style style:name="T13" style:family="text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T14" style:family="text">
      <style:text-properties style:text-position="-27% 100%" fo:language="uk" fo:country="UA"/>
    </style:style>
    <style:style style:name="T15" style:family="text">
      <style:text-properties style:text-position="-27% 100%" fo:language="uk" fo:country="UA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position="-27% 100%" fo:language="uk" fo:country="UA" fo:font-weight="bold" style:font-weight-asian="bold" style:font-weight-complex="bold"/>
    </style:style>
    <style:style style:name="T17" style:family="text">
      <style:text-properties style:text-position="-27% 100%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1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5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columns-spanned="10" office:value-type="string">
            <text:p text:style-name="P16"><text:span text:style-name="T2"><text:s text:c="2"/></text:span><text:span text:style-name="T3">АКТОВИЙ <text:s/>ЗАПИС <text:s/>ПРО <text:s/>СМЕРТЬ <text:s/>№ !НАЗ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columns-spanned="10" office:value-type="string">
            <text:p text:style-name="P16"><text:span text:style-name="T1"><text:s/>від </text:span><text:span text:style-name="T2">!ддмммрррр!</text:span><text:span text:style-name="T1"> рок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19">1</text:p>
          </table:table-cell>
          <table:table-cell table:style-name="Таблица1.B3" table:number-columns-spanned="3" office:value-type="string">
            <text:p text:style-name="P8">Прізвище</text:p>
          </table:table-cell>
          <table:covered-table-cell/>
          <table:covered-table-cell/>
          <table:table-cell table:style-name="Таблица1.E3" table:number-columns-spanned="2" office:value-type="string">
            <text:p text:style-name="P2">!ПрП!</text:p>
          </table:table-cell>
          <table:covered-table-cell/>
          <table:table-cell table:style-name="Таблица1.A3" office:value-type="string">
            <text:p text:style-name="P16">2</text:p>
          </table:table-cell>
          <table:table-cell table:style-name="Таблица1.A3" table:number-columns-spanned="3" office:value-type="string">
            <text:p text:style-name="P9"><text:span text:style-name="T1">Ім</text:span>’<text:span text:style-name="T1">я</text:span> <text:span text:style-name="T2">!ІмП!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16">3</text:p>
          </table:table-cell>
          <table:table-cell table:style-name="Таблица1.B3" table:number-columns-spanned="3" office:value-type="string">
            <text:p text:style-name="P9">По батьков<text:span text:style-name="T1">і</text:span></text:p>
          </table:table-cell>
          <table:covered-table-cell/>
          <table:covered-table-cell/>
          <table:table-cell table:style-name="Таблица1.E3" table:number-columns-spanned="2" office:value-type="string">
            <text:p text:style-name="P6">!ПбП!</text:p>
          </table:table-cell>
          <table:covered-table-cell/>
          <table:table-cell table:style-name="Таблица1.A3" office:value-type="string">
            <text:p text:style-name="P21">4</text:p>
          </table:table-cell>
          <table:table-cell table:style-name="Таблица1.A3" table:number-columns-spanned="3" office:value-type="string">
            <text:p text:style-name="P9"><text:span text:style-name="T1">Стать <text:s/></text:span><text:span text:style-name="T3">!стать!</text:span></text:p>
          </table:table-cell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1">5</text:p>
          </table:table-cell>
          <table:table-cell table:style-name="Таблица1.B5" table:number-columns-spanned="9" office:value-type="string">
            <text:p text:style-name="P9"><text:span text:style-name="T1">Громадянство</text:span><text:span text:style-name="T8"> </text:span><text:span text:style-name="T9">!громадянство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21">6</text:p>
          </table:table-cell>
          <table:table-cell table:style-name="Таблица1.B5" table:number-columns-spanned="9" office:value-type="string">
            <text:p text:style-name="P9"><text:span text:style-name="T1">Дата смерті <text:s/></text:span><text:span text:style-name="T2">!ДСддмммрррр!</text:span><text:span text:style-name="T1"> </text:span><text:span text:style-name="T18">року </text:span><text:span text:style-name="T1"><text:s text:c="2"/>!Помер(ла)! </text:span><text:span text:style-name="T18"><text:s/></text:span>у в<text:span text:style-name="T1">іці </text:span><text:span text:style-name="T2"><text:s/></text:span><text:span text:style-name="T3"><text:s text:c="2"/>!вік! <text:s text:c="3"/></text:span>!років!</text:p>
            <text:p text:style-name="P9"><text:span text:style-name="T14">Для дітей віком до одного року зазначити <text:s/></text:span><text:s text:c="3"/>! <text:s text:c="5"/>місяців <text:s text:c="6"/>! <text:s text:c="2"/><text:span text:style-name="T14">місяців і <text:s/></text:span><text:s text:c="2"/>! <text:s text:c="2"/>днів <text:s text:c="3"/>! <text:s text:c="3"/><text:span text:style-name="T14">дні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3" office:value-type="string">
            <text:p text:style-name="P21">7</text:p>
          </table:table-cell>
          <table:table-cell table:number-columns-spanned="9">
            <table:table table:is-sub-table="true">
              <table:table-column table:style-name="Таблица1.B7.1"/>
              <table:table-column table:style-name="Таблица1.B7.2"/>
              <table:table-column table:style-name="Таблица1.B7.3"/>
              <table:table-column table:style-name="Таблица1.B7.4"/>
              <table:table-column table:style-name="Таблица1.B7.5"/>
              <table:table-row table:style-name="Таблица1.7">
                <table:table-cell table:style-name="Таблица1.B7.1.1" office:value-type="string">
                  <text:p text:style-name="P8">Місце смерті</text:p>
                </table:table-cell>
                <table:table-cell table:style-name="Таблица1.B7.2.1" office:value-type="string">
                  <text:p text:style-name="P9"/>
                </table:table-cell>
                <table:table-cell table:style-name="Таблица1.B7.2.1" office:value-type="string">
                  <text:p text:style-name="P9"/>
                </table:table-cell>
                <table:table-cell table:style-name="Таблица1.B7.4.1" table:number-columns-spanned="2" office:value-type="string">
                  <text:p text:style-name="P9"/>
                </table:table-cell>
                <table:covered-table-cell/>
              </table:table-row>
              <table:table-row table:style-name="Таблица1.7">
                <table:table-cell table:style-name="Таблица1.B7.1.2" office:value-type="string">
                  <text:p text:style-name="P8">держава</text:p>
                </table:table-cell>
                <table:table-cell table:style-name="Таблица1.B7.2.2" office:value-type="string">
                  <text:p text:style-name="P4">!ДС!</text:p>
                </table:table-cell>
                <table:table-cell table:style-name="Таблица1.B7.2.2" table:number-columns-spanned="2" office:value-type="string">
                  <text:p text:style-name="P3">область</text:p>
                </table:table-cell>
                <table:covered-table-cell/>
                <table:table-cell table:style-name="Таблица1.B7.5.2" office:value-type="string">
                  <text:p text:style-name="P7">!ОС!</text:p>
                </table:table-cell>
              </table:table-row>
              <table:table-row table:style-name="Таблица1.7">
                <table:table-cell table:style-name="Таблица1.B7.1.3" office:value-type="string">
                  <text:p text:style-name="P8">район</text:p>
                </table:table-cell>
                <table:table-cell table:style-name="Таблица1.B7.2.3" office:value-type="string">
                  <text:p text:style-name="P4">!РС!</text:p>
                </table:table-cell>
                <table:table-cell table:style-name="Таблица1.B7.2.3" table:number-columns-spanned="2" office:value-type="string">
                  <text:p text:style-name="P5">!мссС!</text:p>
                </table:table-cell>
                <table:covered-table-cell/>
                <table:table-cell table:style-name="Таблица1.B7.5.3" office:value-type="string">
                  <text:p text:style-name="P4">!МС!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B5" office:value-type="string">
            <text:p text:style-name="P21">8</text:p>
          </table:table-cell>
          <table:table-cell table:style-name="Таблица1.B5" table:number-columns-spanned="9" office:value-type="string">
            <text:p text:style-name="P8">Причина смерті <text:s/><text:span text:style-name="T3">!ПричинаС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B5" office:value-type="string">
            <text:p text:style-name="P21">9</text:p>
          </table:table-cell>
          <table:table-cell table:number-columns-spanned="9">
            <table:table table:is-sub-table="true">
              <table:table-column table:style-name="Таблица1.B9.1"/>
              <table:table-column table:style-name="Таблица1.B9.2"/>
              <table:table-column table:style-name="Таблица1.B7.3"/>
              <table:table-column table:style-name="Таблица1.B7.4"/>
              <table:table-column table:style-name="Таблица1.B7.5"/>
              <table:table-row table:style-name="Таблица1.B9.1">
                <table:table-cell table:style-name="Таблица1.B9.1.1" table:number-columns-spanned="5" office:value-type="string">
                  <text:p text:style-name="P8">Дата та місце народження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B9.1">
                <table:table-cell table:style-name="Таблица1.B7.1.2" table:number-columns-spanned="2" office:value-type="string">
                  <text:p text:style-name="P9"><text:span text:style-name="T17">!ДНддмммрррр!</text:span><text:span text:style-name="T15"> <text:s/>р.</text:span></text:p>
                </table:table-cell>
                <table:covered-table-cell/>
                <table:table-cell table:style-name="Таблица1.B7.2.2" office:value-type="string">
                  <text:p text:style-name="P9"/>
                </table:table-cell>
                <table:table-cell table:style-name="Таблица1.B9.4.2" table:number-columns-spanned="2" office:value-type="string">
                  <text:p text:style-name="P9"/>
                </table:table-cell>
                <table:covered-table-cell/>
              </table:table-row>
              <table:table-row table:style-name="Таблица1.B9.1">
                <table:table-cell table:style-name="Таблица1.B7.1.2" office:value-type="string">
                  <text:p text:style-name="P8">держава</text:p>
                </table:table-cell>
                <table:table-cell table:style-name="Таблица1.B7.2.2" office:value-type="string">
                  <text:p text:style-name="P4">!ДН!</text:p>
                </table:table-cell>
                <table:table-cell table:style-name="Таблица1.B9.3.3" table:number-columns-spanned="2" office:value-type="string">
                  <text:p text:style-name="P8">область</text:p>
                </table:table-cell>
                <table:covered-table-cell/>
                <table:table-cell table:style-name="Таблица1.B9.4.2" office:value-type="string">
                  <text:p text:style-name="P4">!ОН!</text:p>
                </table:table-cell>
              </table:table-row>
              <table:table-row table:style-name="Таблица1.B9.1">
                <table:table-cell table:style-name="Таблица1.B7.1.2" office:value-type="string">
                  <text:p text:style-name="P8">район</text:p>
                </table:table-cell>
                <table:table-cell table:style-name="Таблица1.B7.2.2" office:value-type="string">
                  <text:p text:style-name="P4">!РН!</text:p>
                </table:table-cell>
                <table:table-cell table:style-name="Таблица1.B7.2.2" table:number-columns-spanned="2" office:value-type="string">
                  <text:p text:style-name="P5">!мссН!</text:p>
                </table:table-cell>
                <table:covered-table-cell/>
                <table:table-cell table:style-name="Таблица1.B7.5.2" office:value-type="string">
                  <text:p text:style-name="P7">!МН!</text:p>
                </table:table-cell>
              </table:table-row>
              <table:table-row table:style-name="Таблица1.B9.5">
                <table:table-cell table:style-name="Таблица1.B9.1.5" table:number-columns-spanned="5" office:value-type="string">
                  <text:p text:style-name="P24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B5" office:value-type="string">
            <text:p text:style-name="P8">10</text:p>
          </table:table-cell>
          <table:table-cell table:number-columns-spanned="9">
            <table:table table:is-sub-table="true">
              <table:table-column table:style-name="Таблица1.B9.1"/>
              <table:table-column table:style-name="Таблица1.B9.2"/>
              <table:table-column table:style-name="Таблица1.B10.3"/>
              <table:table-column table:style-name="Таблица1.B7.5"/>
              <table:table-row table:style-name="Таблица1.7">
                <table:table-cell table:style-name="Таблица1.B7.1.1" table:number-columns-spanned="2" office:value-type="string">
                  <text:p text:style-name="P8">Місце проживання померлої особи</text:p>
                </table:table-cell>
                <table:covered-table-cell/>
                <table:table-cell table:style-name="Таблица1.B7.2.1" office:value-type="string">
                  <text:p text:style-name="P9"/>
                </table:table-cell>
                <table:table-cell table:style-name="Таблица1.B7.4.1" office:value-type="string">
                  <text:p text:style-name="P8"/>
                </table:table-cell>
              </table:table-row>
              <table:table-row table:style-name="Таблица1.7">
                <table:table-cell table:style-name="Таблица1.B7.1.2" office:value-type="string">
                  <text:p text:style-name="P8">держава</text:p>
                </table:table-cell>
                <table:table-cell table:style-name="Таблица1.B7.2.2" office:value-type="string">
                  <text:p text:style-name="P4">!ДП!</text:p>
                </table:table-cell>
                <table:table-cell table:style-name="Таблица1.B7.2.2" office:value-type="string">
                  <text:p text:style-name="P8">область</text:p>
                </table:table-cell>
                <table:table-cell table:style-name="Таблица1.B9.4.2" office:value-type="string">
                  <text:p text:style-name="P2">!ОП!</text:p>
                </table:table-cell>
              </table:table-row>
              <table:table-row table:style-name="Таблица1.7">
                <table:table-cell table:style-name="Таблица1.B7.1.2" office:value-type="string">
                  <text:p text:style-name="P8">район</text:p>
                </table:table-cell>
                <table:table-cell table:style-name="Таблица1.B7.2.2" office:value-type="string">
                  <text:p text:style-name="P4">!РП!</text:p>
                </table:table-cell>
                <table:table-cell table:style-name="Таблица1.B7.2.2" office:value-type="string">
                  <text:p text:style-name="P5">!мссП!</text:p>
                </table:table-cell>
                <table:table-cell table:style-name="Таблица1.B9.4.2" office:value-type="string">
                  <text:p text:style-name="P4">!МП!</text:p>
                </table:table-cell>
              </table:table-row>
              <table:table-row table:style-name="Таблица1.7">
                <table:table-cell table:style-name="Таблица1.B9.1.5" table:number-columns-spanned="4" office:value-type="string">
                  <text:p text:style-name="P9"><text:span text:style-name="T14">вул. </text:span><text:span text:style-name="T16">!вул!</text:span><text:span text:style-name="T14"> буд. </text:span><text:span text:style-name="T16">!буд!</text:span><text:span text:style-name="T14"> кв. </text:span><text:span text:style-name="T16">!кв!</text:span>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B5" office:value-type="string">
            <text:p text:style-name="P8">11</text:p>
          </table:table-cell>
          <table:table-cell table:style-name="Таблица1.B11" table:number-columns-spanned="2" office:value-type="string">
            <text:p text:style-name="P8">Документ, що підтверджує</text:p>
            <text:p text:style-name="P8">факт смерті</text:p>
          </table:table-cell>
          <table:covered-table-cell/>
          <table:table-cell table:style-name="Таблица1.E3" table:number-columns-spanned="7" office:value-type="string">
            <text:p text:style-name="P7"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B5" office:value-type="string">
            <text:p text:style-name="P8">12</text:p>
          </table:table-cell>
          <table:table-cell table:style-name="Таблица1.B5" table:number-columns-spanned="9" office:value-type="string">
            <text:p text:style-name="P9">Прізвище, ім’я, по батькові, адреса заявника, <text:span text:style-name="T1">серія, номер, ким видано паспорт, дата його видачі та підпис заявника</text:span></text:p>
            <text:p text:style-name="P7">!ПІБЗ!, <text:s text:c="2"/>!АдрЗ!</text:p>
            <text:p text:style-name="P7">!ПасЗ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office:value-type="float" office:value="13">
            <text:p text:style-name="P8">13</text:p>
          </table:table-cell>
          <table:table-cell table:style-name="Таблица1.B5" table:number-columns-spanned="9" office:value-type="string">
            <text:p text:style-name="P9">Видано свідоцтво серія<text:span text:style-name="T1"> <text:s text:c="8"/></text:span><text:span text:style-name="T2">!сс!</text:span><text:span text:style-name="T1"> <text:s/>№ <text:s/></text:span><text:span text:style-name="T2">!нс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B5" office:value-type="string">
            <text:p text:style-name="P8">14</text:p>
          </table:table-cell>
          <table:table-cell table:style-name="Таблица1.B5" table:number-columns-spanned="9" office:value-type="string">
            <text:p text:style-name="P7"><text:span text:style-name="T21">Для відміток</text:span> <text:s/>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8"/>
          </table:table-cell>
          <table:table-cell table:style-name="Таблица1.A1" table:number-columns-spanned="3" office:value-type="string">
            <text:p text:style-name="P8"/>
          </table:table-cell>
          <table:covered-table-cell/>
          <table:covered-table-cell/>
          <table:table-cell table:style-name="Таблица1.A1" table:number-columns-spanned="3" office:value-type="string">
            <text:p text:style-name="P8"/>
          </table:table-cell>
          <table:covered-table-cell/>
          <table:covered-table-cell/>
          <table:table-cell table:style-name="Таблица1.I15" table:number-columns-spanned="2" office:value-type="string">
            <text:p text:style-name="P8"/>
          </table:table-cell>
          <table:covered-table-cell/>
        </table:table-row>
        <table:table-row table:style-name="Таблица1.16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table:number-columns-spanned="3" office:value-type="string">
            <text:p text:style-name="P9">Керівник органу державно<text:span text:style-name="T1">ї</text:span></text:p>
            <text:p text:style-name="P9">реєстрації актів цивільного стану</text:p>
          </table:table-cell>
          <table:covered-table-cell/>
          <table:covered-table-cell/>
          <table:table-cell table:style-name="Таблица1.F16" table:number-columns-spanned="3" office:value-type="string">
            <text:p text:style-name="P8"/>
          </table:table-cell>
          <table:covered-table-cell/>
          <table:covered-table-cell/>
          <table:table-cell table:style-name="Таблица1.I16" office:value-type="string">
            <text:p text:style-name="P8"/>
          </table:table-cell>
          <table:table-cell table:style-name="Таблица1.J16" office:value-type="string">
            <text:p text:style-name="P8">!Керівник!</text:p>
          </table:table-cell>
        </table:table-row>
        <table:table-row table:style-name="Таблица1.17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5">М.П.</text:p>
          </table:table-cell>
          <table:table-cell table:style-name="Таблица1.A1" table:number-columns-spanned="3" office:value-type="string">
            <text:p text:style-name="P26"/>
          </table:table-cell>
          <table:covered-table-cell/>
          <table:covered-table-cell/>
          <table:table-cell table:style-name="Таблица1.A1" table:number-columns-spanned="3" office:value-type="string">
            <text:p text:style-name="P25"><text:s text:c="11"/>(підпис)</text:p>
          </table:table-cell>
          <table:covered-table-cell/>
          <table:covered-table-cell/>
          <table:table-cell table:style-name="Таблица1.I15" table:number-columns-spanned="2" office:value-type="string">
            <text:p text:style-name="P27"><text:s text:c="6"/>(ініціали та прізвище, посада)</text:p>
          </table:table-cell>
          <table:covered-table-cell/>
        </table:table-row>
        <table:table-row table:style-name="Таблица1.18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table:number-columns-spanned="3" office:value-type="string">
            <text:p text:style-name="P11">Посадова особа органу державної реєстрації актів цивільного стану,</text:p>
            <text:p text:style-name="P11">яка склала актовий запис</text:p>
          </table:table-cell>
          <table:covered-table-cell/>
          <table:covered-table-cell/>
          <table:table-cell table:number-columns-spanned="3">
            <table:table table:is-sub-table="true">
              <table:table-column table:style-name="Таблица1.F18.1"/>
              <table:table-row table:style-name="Таблица1.F18.1">
                <table:table-cell table:style-name="Таблица1.F16" office:value-type="string">
                  <text:p text:style-name="P8"/>
                </table:table-cell>
              </table:table-row>
              <table:table-row table:style-name="Таблица1.F18.1">
                <table:table-cell table:style-name="Таблица1.A1" office:value-type="string">
                  <text:p text:style-name="P25"/>
                </table:table-cell>
              </table:table-row>
            </table:table>
          </table:table-cell>
          <table:covered-table-cell/>
          <table:covered-table-cell/>
          <table:table-cell table:number-columns-spanned="2">
            <table:table table:is-sub-table="true">
              <table:table-column table:style-name="Таблица1.I18.1"/>
              <table:table-column table:style-name="Таблица1.I18.2"/>
              <table:table-row table:style-name="Таблица1.F18.1">
                <table:table-cell table:style-name="Таблица1.A1" office:value-type="string">
                  <text:p text:style-name="P8"/>
                </table:table-cell>
                <table:table-cell table:style-name="Таблица1.F16" office:value-type="string">
                  <text:p text:style-name="P11">!ПІБ_по! !Посада!</text:p>
                </table:table-cell>
              </table:table-row>
              <table:table-row table:style-name="Таблица1.F18.1">
                <table:table-cell table:style-name="Таблица1.A1" table:number-columns-spanned="2" office:value-type="string">
                  <text:p text:style-name="P27"><text:s text:c="6"/>(ініціали та прізвище, посада)</text:p>
                </table:table-cell>
                <table:covered-table-cell/>
              </table:table-row>
            </table:table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fo:font-size="9pt" fo:language="uk" fo:country="UA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áû_f7_íûé" style:display-name="Îáû÷íûé" style:family="paragraph">
      <style:paragraph-properties style:text-autospace="none"/>
      <style:text-properties fo:font-size="10pt" fo:language="ru" fo:country="RU" style:font-size-asian="10pt" style:font-size-complex="10pt"/>
    </style:style>
    <style:style style:name="Default_20_Paragraph_20_Font" style:display-name="Default Paragraph Font" style:family="text"/>
    <style:style style:name="Îñíîâíîé_20_øðèôò" style:display-name="Îñíîâíîé øðèôò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8:54:23.67</dc:date>
    <meta:editing-cycles>28</meta:editing-cycles>
    <meta:editing-duration>PT1H2M37S</meta:editing-duration>
    <meta:document-statistic meta:table-count="1" meta:image-count="0" meta:object-count="0" meta:page-count="1" meta:paragraph-count="74" meta:word-count="171" meta:character-count="1122"/>
    <meta:user-defined meta:name="Поле 1"/>
    <meta:user-defined meta:name="Поле 2"/>
    <meta:user-defined meta:name="Поле 3"/>
    <meta:user-defined meta:name="Поле 4"/>
  </office:meta>
</office:document-meta>
</file>